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111in" style:rel-column-width="736*"/>
    </style:style>
    <style:style style:name="Table2.B" style:family="table-column">
      <style:table-column-properties style:column-width="0.5847in" style:rel-column-width="842*"/>
    </style:style>
    <style:style style:name="Table2.C" style:family="table-column">
      <style:table-column-properties style:column-width="3.7104in" style:rel-column-width="5343*"/>
    </style:style>
    <style:style style:name="Table2.D" style:family="table-column">
      <style:table-column-properties style:column-width="0.6347in" style:rel-column-width="914*"/>
    </style:style>
    <style:style style:name="Table2.E" style:family="table-column">
      <style:table-column-properties style:column-width="0.6257in" style:rel-column-width="901*"/>
    </style:style>
    <style:style style:name="Table2.F" style:family="table-column">
      <style:table-column-properties style:column-width="0.6264in" style:rel-column-width="902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0"><text:script script:language="JOOScript"/></text:p>
        <text:p text:style-name="P3"><text:span text:style-name="T1">Preduzeće:</text:span> ${specif.f_id} - ${specif.f_naz}</text:p>
        <text:p text:style-name="P2"/>
        <text:p text:style-name="P2"><text:span text:style-name="T1">FIN : SUBANALITIČKA SPECIFIKACIJA ZA (${specif.val}), na dan:</text:span> ${specif.datum}<text:line-break/> <text:s text:c="8"/><text:span text:style-name="T1">period od</text:span> ${specif.datum_od} <text:span text:style-name="T1">do</text:span> ${specif.datum_do}</text:p>
        <text:p text:style-name="P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table:style-name="Table2.A1" office:value-type="string">
              <text:p text:style-name="P4">Konto</text:p>
            </table:table-cell>
            <table:table-cell table:style-name="Table2.A1" office:value-type="string">
              <text:p text:style-name="P4">Partner</text:p>
            </table:table-cell>
            <table:table-cell table:style-name="Table2.A1" office:value-type="string">
              <text:p text:style-name="P4">Naziv konta / partnera</text:p>
            </table:table-cell>
            <table:table-cell table:style-name="Table2.A1" office:value-type="string">
              <text:p text:style-name="P4">Duguje</text:p>
            </table:table-cell>
            <table:table-cell table:style-name="Table2.A1" office:value-type="string">
              <text:p text:style-name="P4">Potražuje</text:p>
            </table:table-cell>
            <table:table-cell table:style-name="Table2.F1" office:value-type="string">
              <text:p text:style-name="P4">Saldo</text:p>
            </table:table-cell>
          </table:table-row>
          <table:table-row>
            <table:table-cell table:style-name="Table2.A2" office:value-type="string">
              <text:p text:style-name="P6"><text:script script:language="JOOScript">@table:table-row
[#list specif.specif_item as r]
@/table:table-row
[/#list]</text:script>${r.konto} <text:s/></text:p>
            </table:table-cell>
            <table:table-cell table:style-name="Table2.B2" office:value-type="string">
              <text:p text:style-name="P6">${r.partner}</text:p>
            </table:table-cell>
            <table:table-cell table:style-name="Table2.C2" office:value-type="string">
              <text:p text:style-name="P6">${r.naziv}</text:p>
            </table:table-cell>
            <table:table-cell table:style-name="Table2.D2" office:value-type="string">
              <text:p text:style-name="P7">${r.dug}</text:p>
            </table:table-cell>
            <table:table-cell table:style-name="Table2.E2" office:value-type="string">
              <text:p text:style-name="P7">${r.pot}</text:p>
            </table:table-cell>
            <table:table-cell table:style-name="Table2.F2" office:value-type="string">
              <text:p text:style-name="P7">${r.saldo}</text:p>
            </table:table-cell>
          </table:table-row>
          <table:table-row>
            <table:table-cell table:style-name="Table2.A3" table:number-columns-spanned="3" office:value-type="string">
              <text:p text:style-name="P4">UKUPNO:</text:p>
            </table:table-cell>
            <table:covered-table-cell/>
            <table:covered-table-cell/>
            <table:table-cell table:style-name="Table2.A3" office:value-type="string">
              <text:p text:style-name="P5">${specif.dug}</text:p>
            </table:table-cell>
            <table:table-cell table:style-name="Table2.A3" office:value-type="string">
              <text:p text:style-name="P5">${specif.pot}</text:p>
            </table:table-cell>
            <table:table-cell table:style-name="Table2.F3" office:value-type="string">
              <text:p text:style-name="P5">${specif.saldo}</text:p>
            </table:table-cell>
          </table:table-row>
        </table:table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3.4$Unix LibreOffice_project/340m1$Build-12</meta:generator>
    <dc:date>2013-02-05T19:19:35</dc:date>
    <meta:editing-duration>PT1H39S</meta:editing-duration>
    <meta:editing-cycles>28</meta:editing-cycles>
    <meta:document-statistic meta:table-count="1" meta:image-count="0" meta:object-count="0" meta:page-count="1" meta:paragraph-count="0" meta:word-count="41" meta:character-count="359" meta:non-whitespace-character-count="324"/>
  </office:meta>
</office:document-meta>
</file>